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4B40F7B5C9E99B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6.695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3">
      <style:graphic-properties draw:fill-color="#ffffff" draw:auto-grow-height="true" fo:min-height="15.143cm"/>
    </style:style>
    <style:style style:name="pr6" style:family="presentation" style:parent-style-name="midnightblue-subtitle" style:list-style-name="L3">
      <style:graphic-properties draw:fill-color="#ffffff" draw:auto-grow-height="true" fo:min-height="15.143cm"/>
    </style:style>
    <style:style style:name="pr7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800000"/>
    </style:style>
    <style:style style:name="T3" style:family="text">
      <style:text-properties fo:color="#333333"/>
    </style:style>
    <style:style style:name="T4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Build Your Docker File</text:span></text:p>
          </draw:text-box>
        </draw:frame>
        <draw:custom-shape draw:style-name="gr1" draw:text-style-name="P2" draw:layer="layout" svg:width="21.8cm" svg:height="6.955cm" svg:x="2.6cm" svg:y="7.445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Assignment : Build Your Image</text:p>
          </draw:text-box>
        </draw:frame>
        <draw:frame presentation:style-name="pr5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DockerFiles are Process workflow</text:p>
              </text:list-item>
              <text:list-item>
                <text:p text:style-name="P4">Take node.js app and Dockerize it</text:p>
              </text:list-item>
              <text:list-item>
                <text:p text:style-name="P4">Make Dockerfile. Built it, test it, push and run it.</text:p>
              </text:list-item>
              <text:list-item>
                <text:p text:style-name="P4">Expect this to be iterative. Rarely do I get it right at First Tim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Assignment : Build Your Image</text:p>
          </draw:text-box>
        </draw:frame>
        <draw:frame presentation:style-name="pr6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Details in :</text:p>
                <text:p text:style-name="P4"><text:span text:style-name="T2">dockerfile-assignment-1/Dockerfile</text:span></text:p>
                <text:p text:style-name="P4"><text:span text:style-name="T2"><text:line-break/></text:span><text:span text:style-name="T2"/></text:p>
              </text:list-item>
              <text:list-item>
                <text:p text:style-name="P4"><text:span text:style-name="T3">Use the Alpine version of official node.js</text:span></text:p>
              </text:list-item>
              <text:list-item>
                <text:p text:style-name="P4"><text:span text:style-name="T3">Expected result is web site at localhost</text:span></text:p>
              </text:list-item>
              <text:list-item>
                <text:p text:style-name="P4"><text:span text:style-name="T3">Tag and Push to your Docker Hub Acc</text:span></text:p>
              </text:list-item>
              <text:list-item>
                <text:p text:style-name="P4"><text:span text:style-name="T3">Remove the local image and pull again form docker hub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 : Docker</text:p>
          </draw:text-box>
        </draw:frame>
        <draw:frame presentation:style-name="pr7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4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4B40F7B5C9E99B7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1-07T07:22:43.566052448</dc:date>
    <meta:editing-duration>PT5H44M35S</meta:editing-duration>
    <meta:editing-cycles>13</meta:editing-cycles>
    <meta:generator>LibreOffice/5.1.6.2$Linux_X86_64 LibreOffice_project/10m0$Build-2</meta:generator>
    <meta:document-statistic meta:object-count="53"/>
  </office:meta>
</office:document-meta>
</file>